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AwardNotice-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AwardNotice">
            <text:p>ContractAwardNotice</text:p>
          </table:table-cell>
          <table:table-cell table:style-name="ce7" office:value-type="string" office:string-value="Contract Award Notice. Details">
            <text:p>Contract Award Notice. Details</text:p>
          </table:table-cell>
          <table:table-cell table:style-name="ce7" office:value-type="string" office:string-value=""/>
          <table:table-cell table:style-name="ce7" office:value-type="string" office:string-value="Contract Award Notice">
            <text:p>Contract Award Not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published by a Contracting Party to announce the awarding of a procurement project.">
            <text:p>A document published by a Contracting Party to announce the awarding of a procurement project.</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ontract Award Notice. UBL Version Identifier. Identifier">
            <text:p>Contract Award Notice. UBL Version Identifier.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ontract Award Notice. Customization Identifier. Identifier">
            <text:p>Contract Award Notice. Customization Identifier.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ontract Award Notice. Profile Identifier. Identifier">
            <text:p>Contract Award Notice. Profile Identifier.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ontract Award Notice. Profile Execution Identifier. Identifier">
            <text:p>Contract Award Notice. Profile Execution Identifier.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ontract Award Notice. Identifier">
            <text:p>Contract Award Notice.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Contract Award Notice. Copy_ Indicator. Indicator">
            <text:p>Contract Award Notice. Copy_ Indicator. Indicator</text:p>
          </table:table-cell>
          <table:table-cell table:style-name="ce8" office:value-type="string" office:string-value=""/>
          <table:table-cell office:value-type="string" table:style-name="ce8" office:string-value="Contract Award Notice">
            <text:p>Contract Award Notic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Contract Award Notice. UUID. Identifier">
            <text:p>Contract Award Notice. UUID.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Contract Award Notice. Contract Folder Identifier. Identifier">
            <text:p>Contract Award Notice. Contract Folder Identifier. Identifie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Contract Award Notice. Issue Date. Date">
            <text:p>Contract Award Notice. Issue Date. Date</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Contract Award Notice. Issue Time. Time">
            <text:p>Contract Award Notice. Issue Time. Time</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Contract Award Notice. Note. Text">
            <text:p>Contract Award Notice. Note. Text</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gulatoryDomain">
            <text:p>RegulatoryDomain</text:p>
          </table:table-cell>
          <table:table-cell office:value-type="string" table:style-name="ce8" office:string-value="Contract Award Notice. Regulatory Domain. Text">
            <text:p>Contract Award Notice. Regulatory Domain. Text</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Regulatory">
            <text:p>Regulatory</text:p>
          </table:table-cell>
          <table:table-cell office:value-type="string" table:style-name="ce8" office:string-value="Domain">
            <text:p>Domain</text:p>
          </table:table-cell>
          <table:table-cell office:value-type="string" table:style-name="ce3" table:formula="of:=IF([.F14]&lt;&gt;&quot;&quot;;CONCATENATE([.F14];&quot; &quot;;[.G14]);[.G14])" office:string-value="Regulatory Domain">
            <text:p>Regulatory Domain</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Information about the law that defines the regulatory domain.">
            <text:p>Information about the law that defines the regulatory domai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blishAwardIndicator">
            <text:p>PublishAwardIndicator</text:p>
          </table:table-cell>
          <table:table-cell office:value-type="string" table:style-name="ce8" office:string-value="Contract Award Notice. Publish Award Indicator. Indicator">
            <text:p>Contract Award Notice. Publish Award Indicator. Indicator</text:p>
          </table:table-cell>
          <table:table-cell table:style-name="ce8" office:value-type="string" office:string-value=""/>
          <table:table-cell office:value-type="string" table:style-name="ce8" office:string-value="Contract Award Notice">
            <text:p>Contract Award Notice</text:p>
          </table:table-cell>
          <table:table-cell table:style-name="ce8" office:value-type="string" office:string-value=""/>
          <table:table-cell office:value-type="string" table:style-name="ce8" office:string-value="Publish Award">
            <text:p>Publish Award</text:p>
          </table:table-cell>
          <table:table-cell office:value-type="string" table:style-name="ce8" office:string-value="Indicator">
            <text:p>Indicator</text:p>
          </table:table-cell>
          <table:table-cell office:value-type="string" table:style-name="ce3" table:formula="of:=IF([.F15]&lt;&gt;&quot;&quot;;CONCATENATE([.F15];&quot; &quot;;[.G15]);[.G15])" office:string-value="Publish Award Indicator">
            <text:p>Publish Award 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5]&lt;&gt;&quot;&quot;;CONCATENATE([.J15];&quot;_ &quot;;[.I15];&quot;. Type&quot;);CONCATENATE([.I15];&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ndicator specifying if the notice is published for service contracts within certain service categories (true) or not (false).">
            <text:p>An indicator specifying if the notice is published for service contracts within certain service categories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PreviousDocumentReference">
            <text:p>PreviousDocumentReference</text:p>
          </table:table-cell>
          <table:table-cell table:style-name="ce9" office:value-type="string" office:string-value="Contract Award Notice. Previous_ Document Reference. Document Reference">
            <text:p>Contract Award Notice. Previous_ Document Reference. Document Reference</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Previous">
            <text:p>Previous</text:p>
          </table:table-cell>
          <table:table-cell table:style-name="ce9" office:value-type="string" office:string-value=""/>
          <table:table-cell table:style-name="ce9" office:value-type="string" office:string-value=""/>
          <table:table-cell table:style-name="ce9" table:formula="of:=[.M16]"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previously sent document.">
            <text:p>A reference to a previously sent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9" office:value-type="string" office:string-value="Contract Award Notice. Minutes_ Document Reference. Document Reference">
            <text:p>Contract Award Notice. Minutes_ Document Reference. Document Reference</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Minutes">
            <text:p>Minutes</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set of minutes.">
            <text:p>A reference to a set of minut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Contract Award Notice. Signature">
            <text:p>Contract Award Notice. Signature</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9" office:value-type="string" office:string-value="Contract Award Notice. Contracting Party">
            <text:p>Contract Award Notice. Contracting Party</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Contracting Party">
            <text:p>Contracting Party</text:p>
          </table:table-cell>
          <table:table-cell table:style-name="ce9" office:value-type="string" office:string-value="Contracting Party">
            <text:p>Contracting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ing Party">
            <text:p>Contracting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contracting party.">
            <text:p>The contracting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9" office:value-type="string" office:string-value="Contract Award Notice. Originator_ Customer Party. Customer Party">
            <text:p>Contract Award Notice. Originator_ Customer Party. Customer Party</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0]"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who originated Order.">
            <text:p>The party who originated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9" office:value-type="string" office:string-value="Contract Award Notice. Receiver_ Party. Party">
            <text:p>Contract Award Notice. Receiver_ Party. Party</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9" office:value-type="string" office:string-value="Contract Award Notice. Tendering Terms">
            <text:p>Contract Award Notice. Tendering Terms</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Tendering Terms">
            <text:p>Tendering Terms</text:p>
          </table:table-cell>
          <table:table-cell table:style-name="ce9" office:value-type="string" office:string-value="Tendering Terms">
            <text:p>Tender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Terms">
            <text:p>Tender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endering terms associated with this tendering process.">
            <text:p>The tendering terms associated with this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9" office:value-type="string" office:string-value="Contract Award Notice. Tendering Process">
            <text:p>Contract Award Notice. Tendering Process</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Tendering Process">
            <text:p>Tendering Process</text:p>
          </table:table-cell>
          <table:table-cell table:style-name="ce9" office:value-type="string" office:string-value="Tendering Process">
            <text:p>Tendering Proces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Process">
            <text:p>Tendering Proces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description of the tendering process itself.">
            <text:p>A description of the tendering process itself.</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9" office:value-type="string" office:string-value="Contract Award Notice. Procurement Project">
            <text:p>Contract Award Notice. Procurement Project</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Procurement Project">
            <text:p>Procurement Project</text:p>
          </table:table-cell>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n overall definition of this procurement project.">
            <text:p>An overall definition of this procurement projec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9" office:value-type="string" office:string-value="Contract Award Notice. Procurement Project Lot">
            <text:p>Contract Award Notice. Procurement Project Lot</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Procurement Project Lot">
            <text:p>Procurement Project Lot</text:p>
          </table:table-cell>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One of the procurement project lots into which this contract can be split.">
            <text:p>One of the procurement project lots into which this contract can be spli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enderResult">
            <text:p>TenderResult</text:p>
          </table:table-cell>
          <table:table-cell table:style-name="ce9" office:value-type="string" office:string-value="Contract Award Notice. Tender Result">
            <text:p>Contract Award Notice. Tender Result</text:p>
          </table:table-cell>
          <table:table-cell table:style-name="ce9" office:value-type="string" office:string-value=""/>
          <table:table-cell table:style-name="ce9" office:value-type="string" office:string-value="Contract Award Notice">
            <text:p>Contract Award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Tender Result">
            <text:p>Tender Result</text:p>
          </table:table-cell>
          <table:table-cell table:style-name="ce9" office:value-type="string" office:string-value="Tender Result">
            <text:p>Tender Resul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 Result">
            <text:p>Tender Result</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result of the bid opening in the tendering process.">
            <text:p>A result of the bid opening in the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